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JetBrains Mono" svg:font-family="JetBrains Mono" style:font-family-generic="system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T2" style:parent-style-name="DefaultParagraphFont" style:family="text">
      <style:text-properties style:font-name="Times New Roman" style:font-name-asian="Calibri" fo:font-weight="bold" style:font-weight-asian="bold" fo:font-size="16pt" style:font-size-asian="16pt" style:font-size-complex="16pt"/>
    </style:style>
    <style:style style:name="T3" style:parent-style-name="DefaultParagraphFont" style:family="text">
      <style:text-properties style:font-name="Times New Roman" style:font-name-asian="Calibri" fo:font-size="16pt" style:font-size-asian="16pt" style:font-size-complex="16pt"/>
    </style:style>
    <style:style style:name="T4" style:parent-style-name="DefaultParagraphFont" style:family="text">
      <style:text-properties style:font-name="Times New Roman" style:font-name-asian="Calibri" fo:font-size="16pt" style:font-size-asian="16pt" style:font-size-complex="16pt"/>
    </style:style>
    <style:style style:name="P5" style:parent-style-name="Normal" style:family="paragraph">
      <style:paragraph-properties fo:margin-bottom="0.1388in" fo:line-height="115%"/>
    </style:style>
    <style:style style:name="T6" style:parent-style-name="DefaultParagraphFont" style:family="text">
      <style:text-properties style:font-name="Times New Roman" style:font-name-asian="Calibri" fo:font-weight="bold" style:font-weight-asian="bold" fo:font-size="16pt" style:font-size-asian="16pt" style:font-size-complex="16pt"/>
    </style:style>
    <style:style style:name="T7" style:parent-style-name="DefaultParagraphFont" style:family="text">
      <style:text-properties style:font-name="Times New Roman" style:font-name-asian="Calibri" fo:font-size="16pt" style:font-size-asian="16pt" style:font-size-complex="16pt"/>
    </style:style>
    <style:style style:name="T8" style:parent-style-name="DefaultParagraphFont" style:family="text">
      <style:text-properties style:font-name="Times New Roman" style:font-name-asian="Calibri" fo:font-size="16pt" style:font-size-asian="16pt" style:font-size-complex="16pt"/>
    </style:style>
    <style:style style:name="P9" style:parent-style-name="Normal" style:family="paragraph">
      <style:paragraph-properties fo:margin-bottom="0.1388in" fo:line-height="115%"/>
    </style:style>
    <style:style style:name="T10" style:parent-style-name="DefaultParagraphFont" style:family="text">
      <style:text-properties style:font-name="Times New Roman" style:font-name-asian="Calibri" fo:font-weight="bold" style:font-weight-asian="bold" fo:font-size="16pt" style:font-size-asian="16pt" style:font-size-complex="16pt"/>
    </style:style>
    <style:style style:name="T11" style:parent-style-name="DefaultParagraphFont" style:family="text">
      <style:text-properties style:font-name="Times New Roman" style:font-name-asian="Calibri" fo:font-size="16pt" style:font-size-asian="16pt" style:font-size-complex="16pt"/>
    </style:style>
    <style:style style:name="P12" style:parent-style-name="Normal" style:family="paragraph">
      <style:paragraph-properties fo:margin-bottom="0.1388in" fo:line-height="115%"/>
    </style:style>
    <style:style style:name="T13" style:parent-style-name="DefaultParagraphFont" style:family="text">
      <style:text-properties style:font-name="Times New Roman" style:font-name-asian="Calibri" fo:font-weight="bold" style:font-weight-asian="bold" style:font-weight-complex="bold" fo:font-size="16pt" style:font-size-asian="16pt" style:font-size-complex="16pt"/>
    </style:style>
    <style:style style:name="T14" style:parent-style-name="DefaultParagraphFont" style:family="text">
      <style:text-properties style:font-name="Times New Roman" style:font-name-asian="Calibri" fo:font-size="16pt" style:font-size-asian="16pt" style:font-size-complex="16pt"/>
    </style:style>
    <style:style style:name="T15" style:parent-style-name="DefaultParagraphFont" style:family="text">
      <style:text-properties style:font-name="Times New Roman" style:font-name-asian="Calibri" style:text-position="super 65.6%" fo:font-size="16pt" style:font-size-asian="16pt" style:font-size-complex="16pt"/>
    </style:style>
    <style:style style:name="T16" style:parent-style-name="DefaultParagraphFont" style:family="text">
      <style:text-properties style:font-name="Times New Roman" style:font-name-asian="Calibri" fo:font-size="16pt" style:font-size-asian="16pt" style:font-size-complex="16pt"/>
    </style:style>
    <style:style style:name="P17" style:parent-style-name="Normal" style:family="paragraph">
      <style:paragraph-properties fo:margin-bottom="0.1388in" fo:line-height="115%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8" style:parent-style-name="Normal" style:family="paragraph">
      <style:paragraph-properties fo:margin-bottom="0.1388in" fo:line-height="115%"/>
    </style:style>
    <style:style style:name="T19" style:parent-style-name="DefaultParagraphFont" style:family="text">
      <style:text-properties style:font-name="Times New Roman" style:font-name-asian="Calibri" fo:font-size="16pt" style:font-size-asian="16pt" style:font-size-complex="16pt"/>
    </style:style>
    <style:style style:name="P20" style:parent-style-name="Normal" style:family="paragraph">
      <style:paragraph-properties fo:margin-bottom="0.1388in" fo:line-height="115%"/>
    </style:style>
    <style:style style:name="T21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2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3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4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5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6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7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8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9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0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1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2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3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4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5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6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7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8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9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40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41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42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43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44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45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46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47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48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49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50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51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52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53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54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55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56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57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58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59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60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61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62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63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64" style:parent-style-name="DefaultParagraphFont" style:family="text">
      <style:text-properties style:font-name="Times New Roman" style:font-name-asian="Calibri" fo:color="#4472C4" fo:font-size="16pt" style:font-size-asian="16pt" style:font-size-complex="16pt"/>
    </style:style>
    <style:style style:name="T65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66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67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68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69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70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71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72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73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74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75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P76" style:parent-style-name="Normal" style:family="paragraph">
      <style:paragraph-properties fo:margin-bottom="0.1388in" fo:line-height="115%"/>
      <style:text-properties style:font-name="Times New Roman" fo:font-size="16pt" style:font-size-asian="16pt" style:font-size-complex="16pt"/>
    </style:style>
    <style:style style:name="P77" style:parent-style-name="Normal" style:family="paragraph">
      <style:paragraph-properties fo:margin-bottom="0.1388in" fo:line-height="115%"/>
    </style:style>
    <style:style style:name="T78" style:parent-style-name="DefaultParagraphFont" style:family="text">
      <style:text-properties style:font-name="Times New Roman" style:font-name-asian="Calibri" fo:font-size="16pt" style:font-size-asian="16pt" style:font-size-complex="16pt"/>
    </style:style>
    <style:style style:name="P79" style:parent-style-name="Normal" style:family="paragraph">
      <style:paragraph-properties fo:margin-bottom="0.1388in" fo:line-height="115%"/>
    </style:style>
    <style:style style:name="T80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81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82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83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84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85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86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87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88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89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90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91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92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93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94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95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96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97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98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99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00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01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02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03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04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05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06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07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08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09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10" style:parent-style-name="DefaultParagraphFont" style:family="text">
      <style:text-properties style:font-name="Times New Roman" style:font-name-asian="JetBrains Mono" fo:font-style="italic" style:font-style-asian="italic" fo:color="#4472C4" fo:font-size="16pt" style:font-size-asian="16pt" style:font-size-complex="16pt"/>
    </style:style>
    <style:style style:name="T111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12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13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14" style:parent-style-name="DefaultParagraphFont" style:family="text">
      <style:text-properties style:font-name="Times New Roman" style:font-name-asian="JetBrains Mono" fo:font-style="italic" style:font-style-asian="italic" fo:color="#4472C4" fo:font-size="16pt" style:font-size-asian="16pt" style:font-size-complex="16pt"/>
    </style:style>
    <style:style style:name="T115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16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17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18" style:parent-style-name="DefaultParagraphFont" style:family="text">
      <style:text-properties style:font-name="Times New Roman" style:font-name-asian="JetBrains Mono" fo:font-style="italic" style:font-style-asian="italic" fo:color="#4472C4" fo:font-size="16pt" style:font-size-asian="16pt" style:font-size-complex="16pt"/>
    </style:style>
    <style:style style:name="T119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20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21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22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23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24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25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26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27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28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29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30" style:parent-style-name="DefaultParagraphFont" style:family="text">
      <style:text-properties style:font-name="Times New Roman" style:font-name-asian="Calibri" fo:color="#4472C4" fo:font-size="16pt" style:font-size-asian="16pt" style:font-size-complex="16pt"/>
    </style:style>
    <style:style style:name="T131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32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33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34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35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36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37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38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39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40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41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42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43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44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45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46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47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48" style:parent-style-name="DefaultParagraphFont" style:family="text">
      <style:text-properties style:font-name="Times New Roman" style:font-name-asian="JetBrains Mono" fo:font-style="italic" style:font-style-asian="italic" fo:color="#4472C4" fo:font-size="16pt" style:font-size-asian="16pt" style:font-size-complex="16pt"/>
    </style:style>
    <style:style style:name="T149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50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51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52" style:parent-style-name="DefaultParagraphFont" style:family="text">
      <style:text-properties style:font-name="Times New Roman" style:font-name-asian="JetBrains Mono" fo:font-style="italic" style:font-style-asian="italic" fo:color="#4472C4" fo:font-size="16pt" style:font-size-asian="16pt" style:font-size-complex="16pt"/>
    </style:style>
    <style:style style:name="T153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54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55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56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57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58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59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60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61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62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63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64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65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66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P167" style:parent-style-name="Normal" style:family="paragraph">
      <style:paragraph-properties fo:margin-bottom="0.1388in" fo:line-height="115%"/>
      <style:text-properties style:font-name="Times New Roman" fo:color="#4472C4" fo:font-size="16pt" style:font-size-asian="16pt" style:font-size-complex="16pt"/>
    </style:style>
    <style:style style:name="P168" style:parent-style-name="Normal" style:family="paragraph">
      <style:paragraph-properties fo:margin-bottom="0.1388in" fo:line-height="115%"/>
      <style:text-properties style:font-name="Times New Roman" fo:font-size="16pt" style:font-size-asian="16pt" style:font-size-complex="16pt"/>
    </style:style>
    <style:style style:name="P169" style:parent-style-name="Normal" style:family="paragraph">
      <style:paragraph-properties fo:margin-bottom="0.1388in" fo:line-height="115%"/>
    </style:style>
    <style:style style:name="T170" style:parent-style-name="DefaultParagraphFont" style:family="text">
      <style:text-properties style:font-name="Times New Roman" style:font-name-asian="Calibri" fo:font-size="16pt" style:font-size-asian="16pt" style:font-size-complex="16pt"/>
    </style:style>
    <style:style style:name="P171" style:parent-style-name="Normal" style:family="paragraph">
      <style:paragraph-properties fo:margin-bottom="0.1388in" fo:line-height="115%"/>
    </style:style>
    <style:style style:name="T172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73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74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75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76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77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78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79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80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81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82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83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84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85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86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87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88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89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90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91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92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93" style:parent-style-name="DefaultParagraphFont" style:family="text">
      <style:text-properties style:font-name="Times New Roman" style:font-name-asian="JetBrains Mono" fo:font-style="italic" style:font-style-asian="italic" fo:color="#4472C4" fo:font-size="16pt" style:font-size-asian="16pt" style:font-size-complex="16pt"/>
    </style:style>
    <style:style style:name="T194" style:parent-style-name="DefaultParagraphFont" style:family="text">
      <style:text-properties style:font-name="Times New Roman" style:font-name-asian="Calibri" fo:font-style="italic" style:font-style-asian="italic" fo:color="#4472C4" fo:font-size="16pt" style:font-size-asian="16pt" style:font-size-complex="16pt"/>
    </style:style>
    <style:style style:name="T195" style:parent-style-name="DefaultParagraphFont" style:family="text">
      <style:text-properties style:font-name="Times New Roman" style:font-name-asian="JetBrains Mono" fo:font-style="italic" style:font-style-asian="italic" fo:color="#4472C4" fo:font-size="16pt" style:font-size-asian="16pt" style:font-size-complex="16pt"/>
    </style:style>
    <style:style style:name="T196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97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98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199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00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P201" style:parent-style-name="Normal" style:family="paragraph">
      <style:paragraph-properties fo:margin-bottom="0.1388in" fo:line-height="115%"/>
      <style:text-properties style:font-name="Times New Roman" fo:font-size="16pt" style:font-size-asian="16pt" style:font-size-complex="16pt"/>
    </style:style>
    <style:style style:name="P202" style:parent-style-name="Normal" style:family="paragraph">
      <style:paragraph-properties fo:margin-bottom="0.1388in" fo:line-height="115%"/>
    </style:style>
    <style:style style:name="T203" style:parent-style-name="DefaultParagraphFont" style:family="text">
      <style:text-properties style:font-name="Times New Roman" style:font-name-asian="Calibri" fo:font-size="16pt" style:font-size-asian="16pt" style:font-size-complex="16pt"/>
    </style:style>
    <style:style style:name="P204" style:parent-style-name="Normal" style:family="paragraph">
      <style:paragraph-properties fo:margin-bottom="0.1388in" fo:line-height="115%"/>
    </style:style>
    <style:style style:name="T205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06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07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08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09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10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11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12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13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14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15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16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17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18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19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20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21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22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23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24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25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26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27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28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29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30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31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32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33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34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35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36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37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38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39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40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41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42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43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44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45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46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47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48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49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50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51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52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53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54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55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56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57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58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59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60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61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62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63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64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65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66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67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68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69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70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71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72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73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74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75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76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77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78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79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80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81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82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83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84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85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P286" style:parent-style-name="Normal" style:family="paragraph">
      <style:paragraph-properties fo:margin-bottom="0.1388in" fo:line-height="115%"/>
      <style:text-properties style:font-name="Times New Roman" fo:font-size="16pt" style:font-size-asian="16pt" style:font-size-complex="16pt"/>
    </style:style>
    <style:style style:name="P287" style:parent-style-name="Normal" style:family="paragraph">
      <style:paragraph-properties fo:margin-bottom="0.1388in" fo:line-height="115%"/>
    </style:style>
    <style:style style:name="T288" style:parent-style-name="DefaultParagraphFont" style:family="text">
      <style:text-properties style:font-name="Times New Roman" style:font-name-asian="Calibri" fo:font-size="16pt" style:font-size-asian="16pt" style:font-size-complex="16pt"/>
    </style:style>
    <style:style style:name="P289" style:parent-style-name="Normal" style:family="paragraph">
      <style:paragraph-properties fo:margin-bottom="0.1388in" fo:line-height="115%"/>
    </style:style>
    <style:style style:name="T290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91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92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93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94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95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96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97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98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299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00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01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02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03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04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05" style:parent-style-name="DefaultParagraphFont" style:family="text">
      <style:text-properties style:font-name="Times New Roman" style:font-name-asian="Calibri" fo:color="#4472C4" fo:font-size="16pt" style:font-size-asian="16pt" style:font-size-complex="16pt"/>
    </style:style>
    <style:style style:name="T306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07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08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09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10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11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12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13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14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15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16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17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18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19" style:parent-style-name="DefaultParagraphFont" style:family="text">
      <style:text-properties style:font-name="Times New Roman" style:font-name-asian="Calibri" fo:color="#4472C4" fo:font-size="16pt" style:font-size-asian="16pt" style:font-size-complex="16pt"/>
    </style:style>
    <style:style style:name="T320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21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22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23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24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25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26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27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28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29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30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31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32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33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34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T335" style:parent-style-name="DefaultParagraphFont" style:family="text">
      <style:text-properties style:font-name="Times New Roman" style:font-name-asian="JetBrains Mono" fo:color="#4472C4" fo:font-size="16pt" style:font-size-asian="16pt" style:font-size-complex="16pt"/>
    </style:style>
    <style:style style:name="P336" style:parent-style-name="Normal" style:family="paragraph">
      <style:paragraph-properties fo:margin-bottom="0.1388in"/>
      <style:text-properties style:font-name="Times New Roman" fo:color="#4472C4" fo:font-size="16pt" style:font-size-asian="16pt" style:font-size-complex="16pt"/>
    </style:style>
    <style:style style:name="P337" style:parent-style-name="Normal" style:family="paragraph">
      <style:paragraph-properties fo:margin-bottom="0.1388in"/>
    </style:style>
    <style:style style:name="T338" style:parent-style-name="DefaultParagraphFont" style:family="text">
      <style:text-properties style:font-name="Times New Roman" fo:font-size="16pt" style:font-size-asian="16pt" style:font-size-complex="16pt"/>
    </style:style>
    <style:style style:name="P339" style:parent-style-name="Normal" style:family="paragraph">
      <style:paragraph-properties fo:margin-bottom="0.1388in"/>
      <style:text-properties style:font-name="Times New Roman" fo:font-size="16pt" style:font-size-asian="16pt" style:font-size-complex="16pt"/>
    </style:style>
    <style:style style:name="P340" style:parent-style-name="Normal" style:family="paragraph">
      <style:paragraph-properties fo:margin-bottom="0.1388in"/>
    </style:style>
    <style:style style:name="T341" style:parent-style-name="DefaultParagraphFont" style:family="text">
      <style:text-properties style:font-name="Times New Roman" fo:font-size="16pt" style:font-size-asian="16pt" style:font-size-complex="16pt"/>
    </style:style>
    <style:style style:name="P342" style:parent-style-name="Normal" style:family="paragraph">
      <style:paragraph-properties fo:margin-bottom="0.1388in"/>
      <style:text-properties style:font-name="Times New Roman" fo:font-size="16pt" style:font-size-asian="16pt" style:font-size-complex="16pt"/>
    </style:style>
    <style:style style:name="P343" style:parent-style-name="Normal" style:family="paragraph">
      <style:paragraph-properties fo:margin-bottom="0.1388in"/>
      <style:text-properties style:font-name="Times New Roman" fo:font-size="16pt" style:font-size-asian="16pt" style:font-size-complex="16pt"/>
    </style:style>
    <style:style style:name="P344" style:parent-style-name="Normal" style:family="paragraph">
      <style:paragraph-properties fo:margin-bottom="0.1388in"/>
      <style:text-properties style:font-name="Times New Roman" fo:font-size="16pt" style:font-size-asian="16pt" style:font-size-complex="16pt"/>
    </style:style>
    <style:style style:name="P345" style:parent-style-name="Normal" style:family="paragraph">
      <style:paragraph-properties fo:margin-bottom="0.1388in"/>
      <style:text-properties style:font-name="Times New Roman" fo:font-size="16pt" style:font-size-asian="16pt" style:font-size-complex="16pt"/>
    </style:style>
    <style:style style:name="P346" style:parent-style-name="Normal" style:family="paragraph">
      <style:paragraph-properties fo:margin-bottom="0.1388in"/>
      <style:text-properties style:font-name="Times New Roman" fo:font-size="16pt" style:font-size-asian="16pt" style:font-size-complex="16pt"/>
    </style:style>
    <style:style style:name="P347" style:parent-style-name="Normal" style:family="paragraph">
      <style:paragraph-properties fo:margin-bottom="0.1388in"/>
      <style:text-properties style:font-name="Times New Roman" fo:font-size="16pt" style:font-size-asian="16pt" style:font-size-complex="16pt"/>
    </style:style>
    <style:style style:name="P348" style:parent-style-name="Normal" style:family="paragraph">
      <style:paragraph-properties fo:margin-bottom="0.1388in" fo:line-height="115%"/>
      <style:text-properties style:font-name="Times New Roman" fo:font-size="16pt" style:font-size-asian="16pt" style:font-size-complex="16pt"/>
    </style:style>
    <style:style style:name="P349" style:parent-style-name="Normal" style:family="paragraph">
      <style:paragraph-properties fo:margin-bottom="0.1388in" fo:line-height="115%"/>
      <style:text-properties style:font-name="Times New Roman" fo:font-size="16pt" style:font-size-asian="16pt" style:font-size-complex="16pt"/>
    </style:style>
    <style:style style:name="P350" style:parent-style-name="Normal" style:family="paragraph">
      <style:paragraph-properties fo:margin-bottom="0.1388in" fo:line-height="115%"/>
      <style:text-properties style:font-name="Times New Roman" fo:font-size="16pt" style:font-size-asian="16pt" style:font-size-complex="16pt"/>
    </style:style>
    <style:style style:name="P351" style:parent-style-name="Normal" style:family="paragraph">
      <style:paragraph-properties fo:margin-bottom="0.1388in" fo:line-height="115%"/>
      <style:text-properties style:font-name="Times New Roman" fo:font-size="16pt" style:font-size-asian="16pt" style:font-size-complex="16pt"/>
    </style:style>
    <style:style style:name="P352" style:parent-style-name="Normal" style:family="paragraph">
      <style:paragraph-properties fo:margin-bottom="0.1388in" fo:line-height="115%"/>
      <style:text-properties style:font-name="Times New Roman" fo:font-size="16pt" style:font-size-asian="16pt" style:font-size-complex="16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Name</text:span><text:span text:style-name="T3"><text:s/>:<text:s/></text:span><text:span text:style-name="T4">Paridhi Deorari</text:span></text:p>
      <text:p text:style-name="P5"><text:span text:style-name="T6">Roll no<text:s/></text:span><text:span text:style-name="T7">: 19220</text:span><text:span text:style-name="T8">41</text:span></text:p>
      <text:p text:style-name="P9"><text:span text:style-name="T10">Subject</text:span><text:span text:style-name="T11"><text:s/>: Mobile App Developement.</text:span></text:p>
      <text:p text:style-name="P12"><text:span text:style-name="T13">Course</text:span><text:span text:style-name="T14"><text:s/>: BSC IT(5</text:span><text:span text:style-name="T15">th</text:span><text:span text:style-name="T16"><text:s/>sem)</text:span></text:p>
      <text:p text:style-name="P17">Answer 1:</text:p>
      <text:p text:style-name="P18"><text:span text:style-name="T19">manifest.xml&gt;</text:span></text:p>
      <text:p text:style-name="P20"><text:span text:style-name="T21">&lt;?xml version="1.0" encoding="utf-8"?&gt;</text:span><text:span text:style-name="T22"><text:line-break/></text:span><text:span text:style-name="T23">&lt;manifest xmlns:android</text:span><text:span text:style-name="T24">="http://schemas.android.com/apk/res/android"</text:span><text:span text:style-name="T25"><text:line-break/></text:span><text:span text:style-name="T26"><text:s text:c="4"/>package="com.example.midterm"&gt;</text:span><text:span text:style-name="T27"><text:line-break/></text:span><text:span text:style-name="T28"><text:line-break/></text:span><text:span text:style-name="T29"><text:s text:c="4"/>&lt;application</text:span><text:span text:style-name="T30"><text:line-break/></text:span><text:span text:style-name="T31"><text:s text:c="8"/>android:allowBackup="true"</text:span><text:span text:style-name="T32"><text:line-break/></text:span><text:span text:style-name="T33"><text:s text:c="8"/>android:icon="@mipmap/ic_launcher"</text:span><text:span text:style-name="T34"><text:line-break/></text:span><text:span text:style-name="T35"><text:s text:c="8"/>android:label="@string/app_name"</text:span><text:span text:style-name="T36"><text:line-break/></text:span><text:span text:style-name="T37"><text:s text:c="8"/>android:roundIcon="@mipmap/ic_</text:span><text:span text:style-name="T38">launcher_round"</text:span><text:span text:style-name="T39"><text:line-break/></text:span><text:span text:style-name="T40"><text:s text:c="8"/>android:supportsRtl="true"</text:span><text:span text:style-name="T41"><text:line-break/></text:span><text:span text:style-name="T42"><text:s text:c="8"/>android:theme="@style/Theme.MidTerm"&gt;</text:span><text:span text:style-name="T43"><text:line-break/></text:span><text:span text:style-name="T44"><text:s text:c="8"/>&lt;activity</text:span><text:span text:style-name="T45"><text:line-break/></text:span><text:span text:style-name="T46"><text:s text:c="12"/>android:name=".MainActivity"</text:span><text:span text:style-name="T47"><text:line-break/></text:span><text:span text:style-name="T48"><text:s text:c="12"/>android:exported="true"&gt;</text:span><text:span text:style-name="T49"><text:line-break/></text:span><text:span text:style-name="T50"><text:s text:c="12"/>&lt;intent-filter&gt;</text:span><text:span text:style-name="T51"><text:line-break/></text:span><text:span text:style-name="T52"><text:s text:c="16"/>&lt;action android:nam</text:span><text:span text:style-name="T53">e="android.intent.action.MAIN" /&gt;</text:span><text:span text:style-name="T54"><text:line-break/></text:span><text:span text:style-name="T55"><text:s text:c="16"/>&lt;category android:name="android.intent.category.LAUNCHER" /&gt;</text:span><text:span text:style-name="T56"><text:line-break/></text:span><text:span text:style-name="T57"><text:s text:c="12"/>&lt;/intent-filter&gt;</text:span><text:span text:style-name="T58"><text:line-break/></text:span><text:span text:style-name="T59"><text:s text:c="8"/>&lt;/activity&gt;</text:span><text:span text:style-name="T60"><text:line-break/></text:span><text:span text:style-name="T61"><text:s text:c="8"/>&lt;activity</text:span><text:span text:style-name="T62"><text:line-break/></text:span><text:span text:style-name="T63"><text:s text:c="12"/>android:name=".</text:span><text:span text:style-name="T64">Ex</text:span><text:span text:style-name="T65">plicitActivity"</text:span><text:span text:style-name="T66"><text:line-break/></text:span><text:span text:style-name="T67"><text:s text:c="12"/>android:exported="tru</text:span><text:span text:style-name="T68">e"&gt;</text:span><text:span text:style-name="T69"><text:line-break/></text:span><text:soft-page-break/><text:span text:style-name="T70"><text:s text:c="8"/>&lt;/activity&gt;</text:span><text:span text:style-name="T71"><text:line-break/></text:span><text:span text:style-name="T72"><text:s text:c="4"/>&lt;/application&gt;</text:span><text:span text:style-name="T73"><text:line-break/></text:span><text:span text:style-name="T74"><text:line-break/></text:span><text:span text:style-name="T75">&lt;/manifest&gt;</text:span></text:p>
      <text:p text:style-name="P76"/>
      <text:p text:style-name="P77"><text:span text:style-name="T78">MainActivity.java&gt;</text:span></text:p>
      <text:p text:style-name="P79"><text:span text:style-name="T80">package com.example.midterm;</text:span><text:span text:style-name="T81"><text:line-break/></text:span><text:span text:style-name="T82"><text:line-break/></text:span><text:span text:style-name="T83">import androidx.appcompat.app.AppCompatActivity;</text:span><text:span text:style-name="T84"><text:line-break/></text:span><text:span text:style-name="T85"><text:line-break/></text:span><text:span text:style-name="T86">import android.content.Intent;</text:span><text:span text:style-name="T87"><text:line-break/></text:span><text:span text:style-name="T88">import android.net.Uri;</text:span><text:span text:style-name="T89"><text:line-break/></text:span><text:span text:style-name="T90">import android.os.Bundle;</text:span><text:span text:style-name="T91"><text:line-break/></text:span><text:span text:style-name="T92">import android.view</text:span><text:span text:style-name="T93">.View;</text:span><text:span text:style-name="T94"><text:line-break/></text:span><text:span text:style-name="T95">import android.widget.Button;</text:span><text:span text:style-name="T96"><text:line-break/></text:span><text:span text:style-name="T97"><text:line-break/></text:span><text:span text:style-name="T98">public class MainActivity extends AppCompatActivity {</text:span><text:span text:style-name="T99"><text:line-break/></text:span><text:span text:style-name="T100">Button explicit , implicit;</text:span><text:span text:style-name="T101"><text:line-break/></text:span><text:span text:style-name="T102"><text:s text:c="4"/>@Override</text:span><text:span text:style-name="T103"><text:line-break/></text:span><text:span text:style-name="T104"><text:s text:c="4"/>protected void onCreate(Bundle savedInstanceState) {</text:span><text:span text:style-name="T105"><text:line-break/></text:span><text:span text:style-name="T106"><text:s text:c="8"/>super.onCreate(savedInstanceState);</text:span><text:span text:style-name="T107"><text:line-break/></text:span><text:span text:style-name="T108"><text:s text:c="8"/>setContentVie</text:span><text:span text:style-name="T109">w(R.layout.</text:span><text:span text:style-name="T110">activity_main</text:span><text:span text:style-name="T111">);</text:span><text:span text:style-name="T112"><text:line-break/></text:span><text:span text:style-name="T113"><text:s text:c="3"/>explicit = (Button)findViewById(R.id.</text:span><text:span text:style-name="T114">explicit</text:span><text:span text:style-name="T115">);</text:span><text:span text:style-name="T116"><text:line-break/></text:span><text:span text:style-name="T117"><text:s text:c="3"/>implicit = (Button)findViewById(R.id.</text:span><text:span text:style-name="T118">implicit</text:span><text:span text:style-name="T119">);</text:span><text:span text:style-name="T120"><text:line-break/></text:span><text:span text:style-name="T121"><text:line-break/></text:span><text:span text:style-name="T122"><text:s text:c="3"/>explicit.setOnClickListener(new View.OnClickListener() {</text:span><text:span text:style-name="T123"><text:line-break/></text:span><text:span text:style-name="T124"><text:s text:c="7"/>@Override</text:span><text:span text:style-name="T125"><text:line-break/></text:span><text:span text:style-name="T126"><text:s text:c="7"/>public void onClick(View view) {</text:span><text:span text:style-name="T127"><text:line-break/></text:span><text:span text:style-name="T128"><text:s text:c="9"/></text:span><text:span text:style-name="T129"><text:s text:c="2"/>Intent i = new Intent(getApplicationContext() ,</text:span><text:span text:style-name="T130">Ex</text:span><text:span text:style-name="T131">plicitActivity.class);</text:span><text:span text:style-name="T132"><text:line-break/></text:span><text:span text:style-name="T133"><text:s text:c="11"/>startActivity(i);</text:span><text:span text:style-name="T134"><text:line-break/></text:span><text:soft-page-break/><text:span text:style-name="T135"><text:s text:c="7"/>}</text:span><text:span text:style-name="T136"><text:line-break/></text:span><text:span text:style-name="T137"><text:s text:c="3"/>});</text:span><text:span text:style-name="T138"><text:line-break/></text:span><text:span text:style-name="T139"><text:line-break/></text:span><text:span text:style-name="T140"><text:s text:c="3"/>implicit.setOnClickListener(new View.OnClickListener() {</text:span><text:span text:style-name="T141"><text:line-break/></text:span><text:span text:style-name="T142"><text:s text:c="7"/>@Override</text:span><text:span text:style-name="T143"><text:line-break/></text:span><text:span text:style-name="T144"><text:s text:c="7"/>public void onClick(View view) {</text:span><text:span text:style-name="T145"><text:line-break/></text:span><text:span text:style-name="T146"><text:s text:c="11"/>Intent i</text:span><text:span text:style-name="T147"><text:s/>= new Intent(Intent.</text:span><text:span text:style-name="T148">ACTION_DIAL</text:span><text:span text:style-name="T149">);</text:span><text:span text:style-name="T150"><text:line-break/></text:span><text:span text:style-name="T151"><text:s text:c="11"/>i.setData(Uri.</text:span><text:span text:style-name="T152">parse</text:span><text:span text:style-name="T153">("tel:"+ "8881338500"));</text:span><text:span text:style-name="T154"><text:line-break/></text:span><text:span text:style-name="T155"><text:s text:c="11"/>startActivity(i);</text:span><text:span text:style-name="T156"><text:line-break/></text:span><text:span text:style-name="T157"><text:s text:c="7"/>}</text:span><text:span text:style-name="T158"><text:line-break/></text:span><text:span text:style-name="T159"><text:s text:c="3"/>});</text:span><text:span text:style-name="T160"><text:line-break/></text:span><text:span text:style-name="T161"><text:line-break/></text:span><text:span text:style-name="T162"><text:line-break/></text:span><text:span text:style-name="T163"><text:line-break/></text:span><text:span text:style-name="T164"><text:s text:c="4"/>}</text:span><text:span text:style-name="T165"><text:line-break/></text:span><text:span text:style-name="T166">}</text:span></text:p>
      <text:p text:style-name="P167"/>
      <text:p text:style-name="P168"/>
      <text:p text:style-name="P169"><text:span text:style-name="T170">ExplicitActivity&gt;</text:span></text:p>
      <text:p text:style-name="P171"><text:span text:style-name="T172">package com.example.midterm;</text:span><text:span text:style-name="T173"><text:line-break/></text:span><text:span text:style-name="T174"><text:line-break/></text:span><text:span text:style-name="T175">import<text:s/></text:span><text:span text:style-name="T176">androidx.appcompat.app.AppCompatActivity;</text:span><text:span text:style-name="T177"><text:line-break/></text:span><text:span text:style-name="T178"><text:line-break/></text:span><text:span text:style-name="T179">import android.os.Bundle;</text:span><text:span text:style-name="T180"><text:line-break/></text:span><text:span text:style-name="T181"><text:line-break/></text:span><text:span text:style-name="T182">public class ImplicitActivity extends AppCompatActivity {</text:span><text:span text:style-name="T183"><text:line-break/></text:span><text:span text:style-name="T184"><text:line-break/></text:span><text:span text:style-name="T185"><text:s text:c="4"/>@Override</text:span><text:span text:style-name="T186"><text:line-break/></text:span><text:span text:style-name="T187"><text:s text:c="4"/>protected void onCreate(Bundle savedInstanceState) {</text:span><text:span text:style-name="T188"><text:line-break/></text:span><text:span text:style-name="T189"><text:s text:c="8"/>super.onCreate(savedInstanceState);</text:span><text:span text:style-name="T190"><text:line-break/></text:span><text:span text:style-name="T191"><text:s text:c="8"/>setC</text:span><text:span text:style-name="T192">ontentView(R.layout.</text:span><text:span text:style-name="T193">activity_</text:span><text:span text:style-name="T194">ex</text:span><text:span text:style-name="T195">plicit</text:span><text:span text:style-name="T196">);</text:span><text:span text:style-name="T197"><text:line-break/></text:span><text:soft-page-break/><text:span text:style-name="T198"><text:s text:c="4"/>}</text:span><text:span text:style-name="T199"><text:line-break/></text:span><text:span text:style-name="T200">}</text:span></text:p>
      <text:p text:style-name="P201"/>
      <text:p text:style-name="P202"><text:span text:style-name="T203">MainActivity.xml&gt;</text:span></text:p>
      <text:p text:style-name="P204"><text:span text:style-name="T205">&lt;?xml version="1.0" encoding="utf-8"?&gt;</text:span><text:span text:style-name="T206"><text:line-break/></text:span><text:span text:style-name="T207">&lt;androidx.constraintlayout.widget.ConstraintLayout xmlns:android</text:span><text:span text:style-name="T208">="http://schemas.android.com/apk/res/android"</text:span><text:span text:style-name="T209"><text:line-break/></text:span><text:span text:style-name="T210"><text:s text:c="4"/>xmlns:app="http://schemas.android.com/apk/res-auto"</text:span><text:span text:style-name="T211"><text:line-break/></text:span><text:span text:style-name="T212"><text:s text:c="4"/>xmlns:tools="http://schemas.android.com/tools"</text:span><text:span text:style-name="T213"><text:line-break/></text:span><text:span text:style-name="T214"><text:s text:c="4"/>android:layout_width="match_parent"</text:span><text:span text:style-name="T215"><text:line-break/></text:span><text:span text:style-name="T216"><text:s text:c="4"/>android:layout_height="match_parent"</text:span><text:span text:style-name="T217"><text:line-break/></text:span><text:span text:style-name="T218"><text:s text:c="4"/>tools:context=".Ma</text:span><text:span text:style-name="T219">inActivity"&gt;</text:span><text:span text:style-name="T220"><text:line-break/></text:span><text:span text:style-name="T221"><text:line-break/></text:span><text:span text:style-name="T222"><text:s text:c="4"/>&lt;TextView</text:span><text:span text:style-name="T223"><text:line-break/></text:span><text:span text:style-name="T224"><text:s text:c="8"/>android:layout_width="wrap_content"</text:span><text:span text:style-name="T225"><text:line-break/></text:span><text:span text:style-name="T226"><text:s text:c="8"/>android:layout_height="wrap_content"</text:span><text:span text:style-name="T227"><text:line-break/></text:span><text:span text:style-name="T228"><text:s text:c="8"/>android:text="Hello World"</text:span><text:span text:style-name="T229"><text:line-break/></text:span><text:span text:style-name="T230"><text:s text:c="8"/>app:layout_constraintBottom_toBottomOf="parent"</text:span><text:span text:style-name="T231"><text:line-break/></text:span><text:span text:style-name="T232"><text:s text:c="8"/>app:layout_constraintLeft_toLeftOf="pare</text:span><text:span text:style-name="T233">nt"</text:span><text:span text:style-name="T234"><text:line-break/></text:span><text:span text:style-name="T235"><text:s text:c="8"/>app:layout_constraintRight_toRightOf="parent"</text:span><text:span text:style-name="T236"><text:line-break/></text:span><text:span text:style-name="T237"><text:s text:c="8"/>app:layout_constraintTop_toTopOf="parent" /&gt;</text:span><text:span text:style-name="T238"><text:line-break/></text:span><text:span text:style-name="T239"><text:line-break/></text:span><text:span text:style-name="T240"><text:s text:c="4"/>&lt;Button</text:span><text:span text:style-name="T241"><text:line-break/></text:span><text:span text:style-name="T242"><text:s text:c="8"/>android:id="@+id/implicit"</text:span><text:span text:style-name="T243"><text:line-break/></text:span><text:span text:style-name="T244"><text:s text:c="8"/>android:layout_width="222dp"</text:span><text:span text:style-name="T245"><text:line-break/></text:span><text:span text:style-name="T246"><text:s text:c="8"/>android:layout_height="60dp"</text:span><text:span text:style-name="T247"><text:line-break/></text:span><text:span text:style-name="T248"><text:s text:c="8"/>android:layout_</text:span><text:span text:style-name="T249">marginBottom="160dp"</text:span><text:span text:style-name="T250"><text:line-break/></text:span><text:span text:style-name="T251"><text:s text:c="8"/>android:text="Implicit"</text:span><text:span text:style-name="T252"><text:line-break/></text:span><text:span text:style-name="T253"><text:s text:c="8"/>app:layout_constraintBottom_toBottomOf="parent"</text:span><text:span text:style-name="T254"><text:line-break/></text:span><text:span text:style-name="T255"><text:s text:c="8"/>app:layout_constraintEnd_toEndOf="parent"</text:span><text:span text:style-name="T256"><text:line-break/></text:span><text:span text:style-name="T257"><text:s text:c="8"/>app:layout_constraintHorizontal_bias="0.551"</text:span><text:span text:style-name="T258"><text:line-break/></text:span><text:soft-page-break/><text:span text:style-name="T259"><text:s text:c="8"/>app:layout_constraintStart_toStartOf</text:span><text:span text:style-name="T260">="parent" /&gt;</text:span><text:span text:style-name="T261"><text:line-break/></text:span><text:span text:style-name="T262"><text:line-break/></text:span><text:span text:style-name="T263"><text:s text:c="4"/>&lt;Button</text:span><text:span text:style-name="T264"><text:line-break/></text:span><text:span text:style-name="T265"><text:s text:c="8"/>android:id="@+id/explicit"</text:span><text:span text:style-name="T266"><text:line-break/></text:span><text:span text:style-name="T267"><text:s text:c="8"/>android:layout_width="222dp"</text:span><text:span text:style-name="T268"><text:line-break/></text:span><text:span text:style-name="T269"><text:s text:c="8"/>android:layout_height="60dp"</text:span><text:span text:style-name="T270"><text:line-break/></text:span><text:span text:style-name="T271"><text:s text:c="8"/>android:layout_marginTop="484dp"</text:span><text:span text:style-name="T272"><text:line-break/></text:span><text:span text:style-name="T273"><text:s text:c="8"/>android:text="Explicit"</text:span><text:span text:style-name="T274"><text:line-break/></text:span><text:span text:style-name="T275"><text:s text:c="8"/>app:layout_constraintEnd_toEndOf="parent</text:span><text:span text:style-name="T276">"</text:span><text:span text:style-name="T277"><text:line-break/></text:span><text:span text:style-name="T278"><text:s text:c="8"/>app:layout_constraintHorizontal_bias="0.551"</text:span><text:span text:style-name="T279"><text:line-break/></text:span><text:span text:style-name="T280"><text:s text:c="8"/>app:layout_constraintStart_toStartOf="parent"</text:span><text:span text:style-name="T281"><text:line-break/></text:span><text:span text:style-name="T282"><text:s text:c="8"/>app:layout_constraintTop_toTopOf="parent" /&gt;</text:span><text:span text:style-name="T283"><text:line-break/></text:span><text:span text:style-name="T284"><text:line-break/></text:span><text:span text:style-name="T285">&lt;/androidx.constraintlayout.widget.ConstraintLayout&gt;</text:span></text:p>
      <text:p text:style-name="P286"/>
      <text:p text:style-name="P287"><text:span text:style-name="T288">ExplicitActivity.xml&gt;</text:span></text:p>
      <text:p text:style-name="P289"><text:span text:style-name="T290">&lt;?xml version="1.</text:span><text:span text:style-name="T291">0" encoding="utf-8"?&gt;</text:span><text:span text:style-name="T292"><text:line-break/></text:span><text:span text:style-name="T293">&lt;androidx.constraintlayout.widget.ConstraintLayout xmlns:android="http://schemas.android.com/apk/res/android"</text:span><text:span text:style-name="T294"><text:line-break/></text:span><text:span text:style-name="T295"><text:s text:c="4"/>xmlns:app="http://schemas.android.com/apk/res-auto"</text:span><text:span text:style-name="T296"><text:line-break/></text:span><text:span text:style-name="T297"><text:s text:c="4"/>xmlns:tools="http://schemas.android.com/tools"</text:span><text:span text:style-name="T298"><text:line-break/></text:span><text:span text:style-name="T299"><text:s text:c="4"/>android:layou</text:span><text:span text:style-name="T300">t_width="match_parent"</text:span><text:span text:style-name="T301"><text:line-break/></text:span><text:span text:style-name="T302"><text:s text:c="4"/>android:layout_height="match_parent"</text:span><text:span text:style-name="T303"><text:line-break/></text:span><text:span text:style-name="T304"><text:s text:c="4"/>tools:context=".</text:span><text:span text:style-name="T305">Ex</text:span><text:span text:style-name="T306">plicitActivity"&gt;</text:span><text:span text:style-name="T307"><text:line-break/></text:span><text:span text:style-name="T308"><text:line-break/></text:span><text:span text:style-name="T309"><text:s text:c="4"/>&lt;TextView</text:span><text:span text:style-name="T310"><text:line-break/></text:span><text:span text:style-name="T311"><text:s text:c="8"/>android:id="@+id/textView"</text:span><text:span text:style-name="T312"><text:line-break/></text:span><text:span text:style-name="T313"><text:s text:c="8"/>android:layout_width="367dp"</text:span><text:span text:style-name="T314"><text:line-break/></text:span><text:span text:style-name="T315"><text:s text:c="8"/>android:layout_height="415dp"</text:span><text:span text:style-name="T316"><text:line-break/></text:span><text:span text:style-name="T317"><text:s text:c="8"/>android:text="This i</text:span><text:span text:style-name="T318">s triggred via<text:s/></text:span><text:span text:style-name="T319">ex</text:span><text:span text:style-name="T320">plicit intent"</text:span><text:span text:style-name="T321"><text:line-break/></text:span><text:span text:style-name="T322"><text:s text:c="8"/>android:textSize="50px"</text:span><text:span text:style-name="T323"><text:line-break/></text:span><text:soft-page-break/><text:span text:style-name="T324"><text:s text:c="8"/>android:textAlignment="center"</text:span><text:span text:style-name="T325"><text:line-break/></text:span><text:span text:style-name="T326"><text:s text:c="8"/>app:layout_constraintBottom_toBottomOf="parent"</text:span><text:span text:style-name="T327"><text:line-break/></text:span><text:span text:style-name="T328"><text:s text:c="8"/>app:layout_constraintEnd_toEndOf="parent"</text:span><text:span text:style-name="T329"><text:line-break/></text:span><text:span text:style-name="T330"><text:s text:c="8"/>app:layout_constraintStart_toStartOf="p</text:span><text:span text:style-name="T331">arent"</text:span><text:span text:style-name="T332"><text:line-break/></text:span><text:span text:style-name="T333"><text:s text:c="8"/>app:layout_constraintTop_toTopOf="parent" /&gt;</text:span><text:span text:style-name="T334"><text:line-break/></text:span><text:span text:style-name="T335">&lt;/androidx.constraintlayout.widget.ConstraintLayout&gt;</text:span></text:p>
      <text:p text:style-name="P336"/>
      <text:p text:style-name="P337"><text:span text:style-name="T338"><draw:frame draw:z-index="251658240" draw:id="id0" draw:style-name="a0" draw:name="Picture 1" text:anchor-type="as-char" svg:x="0in" svg:y="0in" svg:width="3.75in" svg:height="8.0416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<text:p text:style-name="P339"/>
      <text:p text:style-name="P340"><text:span text:style-name="T341"><draw:frame draw:z-index="251658240" draw:id="id1" draw:style-name="a1" draw:name="Picture 2" text:anchor-type="as-char" svg:x="0in" svg:y="0in" svg:width="3.63542in" svg:height="7.72917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/text:p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JetBrains Mono" svg:font-family="JetBrains Mono" style:font-family-generic="system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iyanka thakurathi</meta:initial-creator>
    <dc:creator>PARIDHI DEORARI</dc:creator>
    <meta:creation-date>2021-10-01T07:27:00Z</meta:creation-date>
    <dc:date>2021-10-01T07:28:00Z</dc:date>
    <meta:template xlink:href="Normal" xlink:type="simple"/>
    <meta:editing-cycles>2</meta:editing-cycles>
    <meta:editing-duration>PT60S</meta:editing-duration>
    <meta:document-statistic meta:page-count="9" meta:paragraph-count="10" meta:word-count="760" meta:character-count="5082" meta:row-count="36" meta:non-whitespace-character-count="4332"/>
  </office:meta>
</office:document-meta>
</file>